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f195" officeooo:paragraph-rsid="0017f195"/>
    </style:style>
    <style:style style:name="P2" style:family="paragraph" style:parent-style-name="Standard">
      <style:text-properties officeooo:rsid="00199357" officeooo:paragraph-rsid="00199357"/>
    </style:style>
    <style:style style:name="P3" style:family="paragraph" style:parent-style-name="Standard">
      <style:text-properties officeooo:rsid="0019cded" officeooo:paragraph-rsid="001d3ef9"/>
    </style:style>
    <style:style style:name="P4" style:family="paragraph" style:parent-style-name="Standard">
      <style:text-properties officeooo:rsid="001b89cd" officeooo:paragraph-rsid="001b89cd"/>
    </style:style>
    <style:style style:name="P5" style:family="paragraph" style:parent-style-name="Standard">
      <style:text-properties officeooo:rsid="001b89cd" officeooo:paragraph-rsid="001d3ef9"/>
    </style:style>
    <style:style style:name="P6" style:family="paragraph" style:parent-style-name="Standard">
      <style:text-properties fo:color="#ed1c24" officeooo:rsid="001b89cd" officeooo:paragraph-rsid="001b89cd"/>
    </style:style>
    <style:style style:name="P7" style:family="paragraph" style:parent-style-name="Standard">
      <style:text-properties fo:color="#00a65d" officeooo:rsid="001b89cd" officeooo:paragraph-rsid="001d3ef9"/>
    </style:style>
    <style:style style:name="P8" style:family="paragraph" style:parent-style-name="Standard">
      <style:text-properties fo:color="#0066b3" officeooo:rsid="001b89cd" officeooo:paragraph-rsid="001b89cd"/>
    </style:style>
    <style:style style:name="P9" style:family="paragraph" style:parent-style-name="Standard">
      <style:text-properties fo:color="#0066b3" officeooo:rsid="001b89cd" officeooo:paragraph-rsid="001d3ef9"/>
    </style:style>
    <style:style style:name="P10" style:family="paragraph" style:parent-style-name="Standard">
      <style:text-properties style:use-window-font-color="true" officeooo:rsid="001d3ef9" officeooo:paragraph-rsid="001d3ef9"/>
    </style:style>
    <style:style style:name="P11" style:family="paragraph" style:parent-style-name="Standard">
      <style:text-properties style:use-window-font-color="true" officeooo:rsid="001f1acf" officeooo:paragraph-rsid="001f1acf"/>
    </style:style>
    <style:style style:name="P12" style:family="paragraph" style:parent-style-name="Standard">
      <style:text-properties style:use-window-font-color="true" officeooo:rsid="001f6320" officeooo:paragraph-rsid="001f6320"/>
    </style:style>
    <style:style style:name="T1" style:family="text">
      <style:text-properties officeooo:rsid="0019cded"/>
    </style:style>
    <style:style style:name="T2" style:family="text">
      <style:text-properties officeooo:rsid="001b89c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d3ef9"/>
    </style:style>
    <style:style style:name="T5" style:family="text">
      <style:text-properties fo:language="en" fo:country="US" officeooo:rsid="001f1acf"/>
    </style:style>
    <style:style style:name="T6" style:family="text">
      <style:text-properties fo:color="#ed1c24" officeooo:rsid="001b89cd"/>
    </style:style>
    <style:style style:name="T7" style:family="text">
      <style:text-properties fo:color="#ed1c24" fo:language="en" fo:country="US" officeooo:rsid="001b89cd"/>
    </style:style>
    <style:style style:name="T8" style:family="text">
      <style:text-properties fo:color="#00a65d" fo:language="en" fo:country="US"/>
    </style:style>
    <style:style style:name="T9" style:family="text">
      <style:text-properties fo:color="#0066b3" fo:language="en" fo:country="US"/>
    </style:style>
    <style:style style:name="T10" style:family="text">
      <style:text-properties fo:language="en" fo:country="GB"/>
    </style:style>
    <style:style style:name="T11" style:family="text">
      <style:text-properties fo:language="en" fo:country="GB" officeooo:rsid="001f1a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kefni 1 – Javascript</text:p>
      <text:p text:style-name="P1"/>
      <text:p text:style-name="P1">1. <text:tab/>Null stendur fyrir gildi sem ekki er til eða er tómt. Null skilgreinist sem hlutur í Javascript.</text:p>
      <text:p text:style-name="P1">Undefined er breyta sem hefur verið búin til en ekki fengið neina skilgreiningu. Ólíkt null er undefined skilgreint sem undefined í Javascript.</text:p>
      <text:p text:style-name="P1"/>
      <text:p text:style-name="P2">2. <text:tab/>“use strict”; skipunin lætur kóðann verða framkvæmdann með strengri reglum. Til dæmis þurfa allar breytur að vera skilgreindar í “use strict” kóða.</text:p>
      <text:p text:style-name="P2"/>
      <text:p text:style-name="P2">3.<text:tab/><text:span text:style-name="T1">Var er global þannig að það er auðveldara að kalla í það á meðan Let er það ekki.</text:span></text:p>
      <text:p text:style-name="P2"/>
      <text:p text:style-name="P3">4.</text:p>
      <text:p text:style-name="P3"><text:span text:style-name="T2"><text:tab/></text:span><text:span text:style-name="T6">function sum</text:span><text:span text:style-name="T7">ma1</text:span><text:span text:style-name="T6">(a, b)</text:span></text:p>
      <text:p text:style-name="P6"><text:span text:style-name="T3"><text:tab/>{</text:span></text:p>
      <text:p text:style-name="P6"><text:span text:style-name="T3"><text:tab/><text:tab/>return a + b;</text:span></text:p>
      <text:p text:style-name="P6"><text:span text:style-name="T3"><text:tab/>}</text:span></text:p>
      <text:p text:style-name="P6"><text:span text:style-name="T3"><text:tab/>console.log(summa1(1, 2))</text:span></text:p>
      <text:p text:style-name="P6"><text:span text:style-name="T3"/></text:p>
      <text:p text:style-name="P4"><text:span text:style-name="T3"><text:tab/></text:span><text:span text:style-name="T9">var summa2 = function(a, b)</text:span></text:p>
      <text:p text:style-name="P8"><text:span text:style-name="T3"><text:tab/>{</text:span></text:p>
      <text:p text:style-name="P8"><text:span text:style-name="T3"><text:tab/><text:tab/>return a + b;</text:span></text:p>
      <text:p text:style-name="P8"><text:span text:style-name="T3"><text:tab/>}</text:span></text:p>
      <text:p text:style-name="P9"><text:span text:style-name="T3"><text:tab/>console.log(summa</text:span><text:span text:style-name="T4">2</text:span><text:span text:style-name="T3">(1, 2))</text:span></text:p>
      <text:p text:style-name="P5"><text:span text:style-name="T3"/></text:p>
      <text:p text:style-name="P4"><text:span text:style-name="T3"><text:tab/></text:span><text:span text:style-name="T8">var summa3 = (a, b) =&gt; a + b;</text:span></text:p>
      <text:p text:style-name="P7"><text:span text:style-name="T3"><text:tab/>console.log(summa</text:span><text:span text:style-name="T4">3</text:span><text:span text:style-name="T3">(1, 2))</text:span></text:p>
      <text:p text:style-name="P7"><text:span text:style-name="T3"/></text:p>
      <text:p text:style-name="P10"><text:span text:style-name="T3">5.<text:tab/></text:span><text:span text:style-name="T5">Svigarnir gera fallinu greitt a</text:span><text:span text:style-name="T11">ð vera nafnlaust og lætur það bara vera keyrt einu sinni á staðnum sem það er skrifað í kóðann.</text:span></text:p>
      <text:p text:style-name="P10"><text:span text:style-name="T11"/></text:p>
      <text:p text:style-name="P11"><text:span text:style-name="T10">6. Javascript þýðandinn breytir kóðanum úr þessu</text:span></text:p>
      <text:p text:style-name="P11"><text:span text:style-name="T10"/></text:p>
      <text:p text:style-name="P11"><text:span text:style-name="T10">function foo()</text:span></text:p>
      <text:p text:style-name="P11"><text:span text:style-name="T10">{ </text:span></text:p>
      <text:p text:style-name="P11"><text:span text:style-name="T10"><text:tab/>function bar() </text:span></text:p>
      <text:p text:style-name="P11"><text:span text:style-name="T10"><text:tab/>{ </text:span></text:p>
      <text:p text:style-name="P11"><text:span text:style-name="T10"><text:tab/><text:tab/>return 3; </text:span></text:p>
      <text:p text:style-name="P11"><text:span text:style-name="T10"><text:tab/>} </text:span></text:p>
      <text:p text:style-name="P11"><text:span text:style-name="T10"><text:tab/>return bar(); </text:span></text:p>
      <text:p text:style-name="P11"><text:span text:style-name="T10"><text:tab/>function bar() </text:span></text:p>
      <text:p text:style-name="P11"><text:span text:style-name="T10"><text:tab/>{ </text:span></text:p>
      <text:p text:style-name="P11"><text:span text:style-name="T10"><text:tab/><text:tab/>return 8; </text:span></text:p>
      <text:p text:style-name="P11"><text:span text:style-name="T10"><text:tab/>} </text:span></text:p>
      <text:p text:style-name="P11"><text:span text:style-name="T10">} alert(foo()); </text:span></text:p>
      <text:p text:style-name="P11"><text:span text:style-name="T10"><text:s/></text:span></text:p>
      <text:p text:style-name="P11"><text:span text:style-name="T10">í þetta :</text:span></text:p>
      <text:p text:style-name="P11"><text:span text:style-name="T10"/></text:p>
      <text:p text:style-name="P11"><text:span text:style-name="T10">function foo()</text:span></text:p>
      <text:p text:style-name="P11"><text:span text:style-name="T10">{ </text:span></text:p>
      <text:p text:style-name="P11"><text:span text:style-name="T10"><text:tab/>function bar() </text:span></text:p>
      <text:p text:style-name="P11"><text:span text:style-name="T10"><text:tab/>{ </text:span></text:p>
      <text:p text:style-name="P11"><text:span text:style-name="T10"><text:tab/><text:tab/>return 3; </text:span></text:p>
      <text:p text:style-name="P11"><text:soft-page-break/><text:span text:style-name="T10"><text:tab/>} </text:span></text:p>
      <text:p text:style-name="P11"><text:span text:style-name="T10"><text:tab/>function bar() </text:span></text:p>
      <text:p text:style-name="P11"><text:span text:style-name="T10"><text:tab/>{ </text:span></text:p>
      <text:p text:style-name="P11"><text:span text:style-name="T10"><text:tab/><text:tab/>return 8; </text:span></text:p>
      <text:p text:style-name="P11"><text:span text:style-name="T10"><text:tab/>} </text:span></text:p>
      <text:p text:style-name="P11"><text:span text:style-name="T10"><text:tab/>return bar();</text:span></text:p>
      <text:p text:style-name="P11"><text:span text:style-name="T10">} alert(foo()); </text:span></text:p>
      <text:p text:style-name="P11"><text:span text:style-name="T10"/></text:p>
      <text:p text:style-name="P12"><text:span text:style-name="T10">útkoman er 8 því þýðandinn keyrir þetta svona og í þessu tilfelli var bar fyrst 3 og svo breytt í 8.</text:span></text:p>
      <text:p text:style-name="P12"><text:span text:style-name="T10"/></text:p>
      <text:p text:style-name="P12"><text:span text:style-name="T10">6.</text:span></text:p>
      <text:p text:style-name="P12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9:45:59.462000000</meta:creation-date>
    <dc:date>2018-09-02T23:58:12.592000000</dc:date>
    <meta:editing-duration>PT31M19S</meta:editing-duration>
    <meta:editing-cycles>2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48" meta:word-count="215" meta:character-count="1217" meta:non-whitespace-character-count="988"/>
  </office:meta>
</office:document-meta>
</file>